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8BA02384B37AC4B4.png" manifest:media-type="image/png"/>
  <manifest:file-entry manifest:full-path="Pictures/1000020100000640000003843DBF89253F656D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aa7" officeooo:paragraph-rsid="00161a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1.264cm, 8.4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8.972cm, 14.487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1.898cm" svg:y="12.183cm" svg:width="12.702cm" svg:height="6.854cm" draw:z-index="0"><draw:image xlink:href="Pictures/1000020100000640000003843DBF89253F656DFE.png" xlink:type="simple" xlink:show="embed" xlink:actuate="onLoad" loext:mime-type="image/png"/></draw:frame><draw:frame draw:style-name="fr1" draw:name="Image2" text:anchor-type="char" svg:x="2.223cm" svg:y="2.711cm" svg:width="11.37cm" svg:height="8.733cm" draw:z-index="1"><draw:image xlink:href="Pictures/1000020100000640000003848BA02384B37AC4B4.png" xlink:type="simple" xlink:show="embed" xlink:actuate="onLoad" loext:mime-type="image/png"/></draw:frame>Program structu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12:43:21.574958200</meta:creation-date>
    <dc:date>2023-07-14T12:46:35.114306246</dc:date>
    <meta:editing-duration>PT3M13S</meta:editing-duration>
    <meta:editing-cycles>1</meta:editing-cycles>
    <meta:document-statistic meta:table-count="0" meta:image-count="2" meta:object-count="0" meta:page-count="1" meta:paragraph-count="1" meta:word-count="2" meta:character-count="17" meta:non-whitespace-character-count="16"/>
    <meta:generator>LibreOffice/6.4.7.2$Linux_X86_64 LibreOffice_project/40$Build-2</meta:generator>
  </office:meta>
</office:document-meta>
</file>